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3.3072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shapes>
          <draw:frame draw:z-index="1" draw:id="id0" draw:style-name="a0" svg:x="0.00143in" svg:y="1.9456in" svg:width="11.61535in" svg:height="6.5425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2">
            <text:p>Função:</text:p>
          </table:table-cell>
          <table:table-cell office:value-type="string" table:style-name="ce3">
            <text:p>f(n) = n</text:p>
          </table:table-cell>
          <table:table-cell office:value-type="string" table:style-name="ce2">
            <text:p>f(n) = n^2</text:p>
          </table:table-cell>
          <table:table-cell office:value-type="string" table:style-name="ce2">
            <text:p>f(n) = n^3</text:p>
          </table:table-cell>
          <table:table-cell office:value-type="string" table:style-name="ce2">
            <text:p>f(n) = sqrt(n)</text:p>
          </table:table-cell>
          <table:table-cell office:value-type="string" table:style-name="ce2">
            <text:p>f(n) = lg(n)</text:p>
          </table:table-cell>
          <table:table-cell office:value-type="string" table:style-name="ce2">
            <text:p>f(n) = 3n^2 + 5n – 3</text:p>
          </table:table-cell>
          <table:table-cell office:value-type="string" table:style-name="ce2">
            <text:p>f(n) = -3n^2 + 5n -3</text:p>
          </table:table-cell>
          <table:table-cell office:value-type="string" table:style-name="ce2">
            <text:p>f(n) = mod-n^2</text:p>
          </table:table-cell>
          <table:table-cell office:value-type="string" table:style-name="ce2">
            <text:p>f(n) = 5n^4 + 2n^2</text:p>
          </table:table-cell>
          <table:table-cell office:value-type="string" table:style-name="ce2">
            <text:p>f(n) = n*lg(n)</text:p>
          </table:table-cell>
          <table:table-cell table:number-columns-repeated="16373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4">
            <text:p>Valores de n</text:p>
          </table:table-cell>
          <table:table-cell office:value-type="string" table:number-columns-spanned="10" table:number-rows-spanned="1" table:style-name="ce6">
            <text:p>Valores de F(n)</text:p>
          </table:table-cell>
          <table:covered-table-cell table:number-columns-repeated="9"/>
          <table:table-cell table:number-columns-repeated="16373"/>
        </table:table-row>
        <table:table-row table:style-name="ro4">
          <table:table-cell office:value-type="float" office:value="0" table:style-name="ce5">
            <text:p>0</text:p>
          </table:table-cell>
          <table:table-cell office:value-type="float" office:value="0" table:formula="of:=[.A4]" table:style-name="ce5">
            <text:p>0</text:p>
          </table:table-cell>
          <table:table-cell office:value-type="float" office:value="0" table:formula="of:=[.A4]^2" table:style-name="ce5">
            <text:p>0</text:p>
          </table:table-cell>
          <table:table-cell office:value-type="float" office:value="0" table:formula="of:=[.A4]^3" table:style-name="ce5">
            <text:p>0</text:p>
          </table:table-cell>
          <table:table-cell office:value-type="float" office:value="0" table:formula="of:=SQRT([.A4])" table:style-name="ce5">
            <text:p>0</text:p>
          </table:table-cell>
          <table:table-cell office:value-type="float" office:value="0" table:formula="of:=LOG([.A4];2)" table:style-name="ce5">
            <text:p>#NÚM!</text:p>
          </table:table-cell>
          <table:table-cell office:value-type="float" office:value="-3" table:formula="of:=(3*[.A4])^2 + 5*[.A4] - 3" table:style-name="ce5">
            <text:p>-3</text:p>
          </table:table-cell>
          <table:table-cell office:value-type="float" office:value="-3" table:formula="of:=-((3*[.A4])^2) + 5*[.A4] - 3" table:style-name="ce5">
            <text:p>-3</text:p>
          </table:table-cell>
          <table:table-cell office:value-type="float" office:value="0" table:formula="of:=ABS(-([.A4]^2) )" table:style-name="ce5">
            <text:p>0</text:p>
          </table:table-cell>
          <table:table-cell office:value-type="float" office:value="0" table:formula="of:=(5*[.A4])^4 + (2*[.A4])^2" table:style-name="ce5">
            <text:p>0</text:p>
          </table:table-cell>
          <table:table-cell office:value-type="float" office:value="0" table:formula="of:=[.A4]*LOG([.A4];2)" table:style-name="ce5">
            <text:p>#NÚM!</text:p>
          </table:table-cell>
          <table:table-cell table:number-columns-repeated="16373"/>
        </table:table-row>
        <table:table-row table:style-name="ro5">
          <table:table-cell office:value-type="float" office:value="1" table:style-name="ce5">
            <text:p>1</text:p>
          </table:table-cell>
          <table:table-cell office:value-type="float" office:value="1" table:formula="of:=[.A5]" table:style-name="ce5">
            <text:p>1</text:p>
          </table:table-cell>
          <table:table-cell office:value-type="float" office:value="1" table:formula="of:=[.A5]^2" table:style-name="ce5">
            <text:p>1</text:p>
          </table:table-cell>
          <table:table-cell office:value-type="float" office:value="1" table:formula="of:=[.A5]^3" table:style-name="ce5">
            <text:p>1</text:p>
          </table:table-cell>
          <table:table-cell office:value-type="float" office:value="1" table:formula="of:=SQRT([.A5])" table:style-name="ce5">
            <text:p>1</text:p>
          </table:table-cell>
          <table:table-cell office:value-type="float" office:value="0" table:formula="of:=LOG([.A5];2)" table:style-name="ce5">
            <text:p>0</text:p>
          </table:table-cell>
          <table:table-cell office:value-type="float" office:value="11" table:formula="of:=(3*[.A5])^2 + 5*[.A5] - 3" table:style-name="ce5">
            <text:p>11</text:p>
          </table:table-cell>
          <table:table-cell office:value-type="float" office:value="-7" table:formula="of:=-((3*[.A5])^2) + 5*[.A5] - 3" table:style-name="ce5">
            <text:p>-7</text:p>
          </table:table-cell>
          <table:table-cell office:value-type="float" office:value="1" table:formula="of:=ABS(-([.A5]^2) )" table:style-name="ce5">
            <text:p>1</text:p>
          </table:table-cell>
          <table:table-cell office:value-type="float" office:value="629" table:formula="of:=(5*[.A5])^4 + (2*[.A5])^2" table:style-name="ce5">
            <text:p>629</text:p>
          </table:table-cell>
          <table:table-cell office:value-type="float" office:value="0" table:formula="of:=[.A5]*LOG([.A5];2)" table:style-name="ce5">
            <text:p>0</text:p>
          </table:table-cell>
          <table:table-cell table:number-columns-repeated="16373"/>
        </table:table-row>
        <table:table-row table:style-name="ro5">
          <table:table-cell office:value-type="float" office:value="2" table:style-name="ce5">
            <text:p>2</text:p>
          </table:table-cell>
          <table:table-cell office:value-type="float" office:value="2" table:formula="of:=[.A6]" table:style-name="ce5">
            <text:p>2</text:p>
          </table:table-cell>
          <table:table-cell office:value-type="float" office:value="4" table:formula="of:=[.A6]^2" table:style-name="ce5">
            <text:p>4</text:p>
          </table:table-cell>
          <table:table-cell office:value-type="float" office:value="8" table:formula="of:=[.A6]^3" table:style-name="ce5">
            <text:p>8</text:p>
          </table:table-cell>
          <table:table-cell office:value-type="float" office:value="1.4142135623730951" table:formula="of:=SQRT([.A6])" table:style-name="ce5">
            <text:p>1,414213562</text:p>
          </table:table-cell>
          <table:table-cell office:value-type="float" office:value="1" table:formula="of:=LOG([.A6];2)" table:style-name="ce5">
            <text:p>1</text:p>
          </table:table-cell>
          <table:table-cell office:value-type="float" office:value="43" table:formula="of:=(3*[.A6])^2 + 5*[.A6] - 3" table:style-name="ce5">
            <text:p>43</text:p>
          </table:table-cell>
          <table:table-cell office:value-type="float" office:value="-29" table:formula="of:=-((3*[.A6])^2) + 5*[.A6] - 3" table:style-name="ce5">
            <text:p>-29</text:p>
          </table:table-cell>
          <table:table-cell office:value-type="float" office:value="4" table:formula="of:=ABS(-([.A6]^2) )" table:style-name="ce5">
            <text:p>4</text:p>
          </table:table-cell>
          <table:table-cell office:value-type="float" office:value="10016" table:formula="of:=(5*[.A6])^4 + (2*[.A6])^2" table:style-name="ce5">
            <text:p>10016</text:p>
          </table:table-cell>
          <table:table-cell office:value-type="float" office:value="2" table:formula="of:=[.A6]*LOG([.A6];2)" table:style-name="ce5">
            <text:p>2</text:p>
          </table:table-cell>
          <table:table-cell table:number-columns-repeated="16373"/>
        </table:table-row>
        <table:table-row table:style-name="ro5">
          <table:table-cell office:value-type="float" office:value="3" table:style-name="ce5">
            <text:p>3</text:p>
          </table:table-cell>
          <table:table-cell office:value-type="float" office:value="3" table:formula="of:=[.A7]" table:style-name="ce5">
            <text:p>3</text:p>
          </table:table-cell>
          <table:table-cell office:value-type="float" office:value="9" table:formula="of:=[.A7]^2" table:style-name="ce5">
            <text:p>9</text:p>
          </table:table-cell>
          <table:table-cell office:value-type="float" office:value="27" table:formula="of:=[.A7]^3" table:style-name="ce5">
            <text:p>27</text:p>
          </table:table-cell>
          <table:table-cell office:value-type="float" office:value="1.7320508075688772" table:formula="of:=SQRT([.A7])" table:style-name="ce5">
            <text:p>1,732050808</text:p>
          </table:table-cell>
          <table:table-cell office:value-type="float" office:value="1.5849625007211563" table:formula="of:=LOG([.A7];2)" table:style-name="ce5">
            <text:p>1,584962501</text:p>
          </table:table-cell>
          <table:table-cell office:value-type="float" office:value="93" table:formula="of:=(3*[.A7])^2 + 5*[.A7] - 3" table:style-name="ce5">
            <text:p>93</text:p>
          </table:table-cell>
          <table:table-cell office:value-type="float" office:value="-69" table:formula="of:=-((3*[.A7])^2) + 5*[.A7] - 3" table:style-name="ce5">
            <text:p>-69</text:p>
          </table:table-cell>
          <table:table-cell office:value-type="float" office:value="9" table:formula="of:=ABS(-([.A7]^2) )" table:style-name="ce5">
            <text:p>9</text:p>
          </table:table-cell>
          <table:table-cell office:value-type="float" office:value="50661" table:formula="of:=(5*[.A7])^4 + (2*[.A7])^2" table:style-name="ce5">
            <text:p>50661</text:p>
          </table:table-cell>
          <table:table-cell office:value-type="float" office:value="4.7548875021634691" table:formula="of:=[.A7]*LOG([.A7];2)" table:style-name="ce5">
            <text:p>4,754887502</text:p>
          </table:table-cell>
          <table:table-cell table:number-columns-repeated="16373"/>
        </table:table-row>
        <table:table-row table:style-name="ro5">
          <table:table-cell office:value-type="float" office:value="4" table:style-name="ce5">
            <text:p>4</text:p>
          </table:table-cell>
          <table:table-cell office:value-type="float" office:value="4" table:formula="of:=[.A8]" table:style-name="ce5">
            <text:p>4</text:p>
          </table:table-cell>
          <table:table-cell office:value-type="float" office:value="16" table:formula="of:=[.A8]^2" table:style-name="ce5">
            <text:p>16</text:p>
          </table:table-cell>
          <table:table-cell office:value-type="float" office:value="64" table:formula="of:=[.A8]^3" table:style-name="ce5">
            <text:p>64</text:p>
          </table:table-cell>
          <table:table-cell office:value-type="float" office:value="2" table:formula="of:=SQRT([.A8])" table:style-name="ce5">
            <text:p>2</text:p>
          </table:table-cell>
          <table:table-cell office:value-type="float" office:value="2" table:formula="of:=LOG([.A8];2)" table:style-name="ce5">
            <text:p>2</text:p>
          </table:table-cell>
          <table:table-cell office:value-type="float" office:value="161" table:formula="of:=(3*[.A8])^2 + 5*[.A8] - 3" table:style-name="ce5">
            <text:p>161</text:p>
          </table:table-cell>
          <table:table-cell office:value-type="float" office:value="-127" table:formula="of:=-((3*[.A8])^2) + 5*[.A8] - 3" table:style-name="ce5">
            <text:p>-127</text:p>
          </table:table-cell>
          <table:table-cell office:value-type="float" office:value="16" table:formula="of:=ABS(-([.A8]^2) )" table:style-name="ce5">
            <text:p>16</text:p>
          </table:table-cell>
          <table:table-cell office:value-type="float" office:value="160064" table:formula="of:=(5*[.A8])^4 + (2*[.A8])^2" table:style-name="ce5">
            <text:p>160064</text:p>
          </table:table-cell>
          <table:table-cell office:value-type="float" office:value="8" table:formula="of:=[.A8]*LOG([.A8];2)" table:style-name="ce5">
            <text:p>8</text:p>
          </table:table-cell>
          <table:table-cell table:number-columns-repeated="16373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float" office:value="5" table:formula="of:=[.A9]" table:style-name="ce5">
            <text:p>5</text:p>
          </table:table-cell>
          <table:table-cell office:value-type="float" office:value="25" table:formula="of:=[.A9]^2" table:style-name="ce5">
            <text:p>25</text:p>
          </table:table-cell>
          <table:table-cell office:value-type="float" office:value="125" table:formula="of:=[.A9]^3" table:style-name="ce5">
            <text:p>125</text:p>
          </table:table-cell>
          <table:table-cell office:value-type="float" office:value="2.2360679774997898" table:formula="of:=SQRT([.A9])" table:style-name="ce5">
            <text:p>2,236067977</text:p>
          </table:table-cell>
          <table:table-cell office:value-type="float" office:value="2.3219280948873622" table:formula="of:=LOG([.A9];2)" table:style-name="ce5">
            <text:p>2,321928095</text:p>
          </table:table-cell>
          <table:table-cell office:value-type="float" office:value="247" table:formula="of:=(3*[.A9])^2 + 5*[.A9] - 3" table:style-name="ce5">
            <text:p>247</text:p>
          </table:table-cell>
          <table:table-cell office:value-type="float" office:value="-203" table:formula="of:=-((3*[.A9])^2) + 5*[.A9] - 3" table:style-name="ce5">
            <text:p>-203</text:p>
          </table:table-cell>
          <table:table-cell office:value-type="float" office:value="25" table:formula="of:=ABS(-([.A9]^2) )" table:style-name="ce5">
            <text:p>25</text:p>
          </table:table-cell>
          <table:table-cell office:value-type="float" office:value="390725" table:formula="of:=(5*[.A9])^4 + (2*[.A9])^2" table:style-name="ce5">
            <text:p>390725</text:p>
          </table:table-cell>
          <table:table-cell office:value-type="float" office:value="11.60964047443681" table:formula="of:=[.A9]*LOG([.A9];2)" table:style-name="ce5">
            <text:p>11,60964047</text:p>
          </table:table-cell>
          <table:table-cell table:number-columns-repeated="16373"/>
        </table:table-row>
        <table:table-row table:number-rows-repeated="104856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17</meta:generator>
    <dc:title/>
    <dc:description/>
    <dc:subject/>
    <meta:initial-creator/>
    <dc:creator>Rithie Natan</dc:creator>
    <meta:creation-date>2017-08-20T22:46:32Z</meta:creation-date>
    <dc:date>2017-08-21T02:42:21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71.0614173228346pt" svg:width="836.305433070866pt" chart:style-name="Crt0">
        <chart:title svg:x="355.225748031496pt" svg:y="18.4807874015748pt" chart:style-name="CT00">
          <text:p text:style-name="a0" text:class-names="" text:cond-style-name="">Gráfico de Funçõe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lanilha1.A3" chart:values-cell-range-address="Planilha1.A4:.A9" chart:class="chart:line" chart:attached-axis="primary-y" chart:style-name="G0S0">
            <chart:data-point chart:repeated="6"/>
          </chart:series>
          <chart:series chart:label-cell-address="Planilha1.B3" chart:values-cell-range-address="Planilha1.B4:.B9" chart:class="chart:line" chart:attached-axis="primary-y" chart:style-name="G0S1">
            <chart:data-point chart:repeated="6"/>
          </chart:series>
          <chart:series chart:label-cell-address="Planilha1.C3" chart:values-cell-range-address="Planilha1.C4:.C9" chart:class="chart:line" chart:attached-axis="primary-y" chart:style-name="G0S2">
            <chart:data-point chart:repeated="6"/>
          </chart:series>
          <chart:series chart:label-cell-address="Planilha1.D3" chart:values-cell-range-address="Planilha1.D4:.D9" chart:class="chart:line" chart:attached-axis="primary-y" chart:style-name="G0S3">
            <chart:data-point chart:repeated="6"/>
          </chart:series>
          <chart:series chart:label-cell-address="Planilha1.E3" chart:values-cell-range-address="Planilha1.E4:.E9" chart:class="chart:line" chart:attached-axis="primary-y" chart:style-name="G0S4">
            <chart:data-point chart:repeated="6"/>
          </chart:series>
          <chart:series chart:label-cell-address="Planilha1.F3" chart:values-cell-range-address="Planilha1.F4:.F9" chart:class="chart:line" chart:attached-axis="primary-y" chart:style-name="G0S5">
            <chart:data-point chart:repeated="6"/>
          </chart:series>
          <chart:series chart:label-cell-address="Planilha1.G3" chart:values-cell-range-address="Planilha1.G4:.G9" chart:class="chart:line" chart:attached-axis="primary-y" chart:style-name="G0S6">
            <chart:data-point chart:repeated="6"/>
          </chart:series>
          <chart:series chart:label-cell-address="Planilha1.H3" chart:values-cell-range-address="Planilha1.H4:.H9" chart:class="chart:line" chart:attached-axis="primary-y" chart:style-name="G0S7">
            <chart:data-point chart:repeated="6"/>
          </chart:series>
          <chart:series chart:label-cell-address="Planilha1.I3" chart:values-cell-range-address="Planilha1.I4:.I9" chart:class="chart:line" chart:attached-axis="primary-y" chart:style-name="G0S8">
            <chart:data-point chart:repeated="6"/>
          </chart:series>
          <chart:series chart:label-cell-address="Planilha1.J3" chart:values-cell-range-address="Planilha1.J4:.J9" chart:class="chart:line" chart:attached-axis="primary-y" chart:style-name="G0S9">
            <chart:data-point chart:repeated="6"/>
          </chart:series>
          <chart:series chart:label-cell-address="Planilha1.K3" chart:values-cell-range-address="Planilha1.K4:.K9" chart:class="chart:line" chart:attached-axis="primary-y" chart:style-name="G0S1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